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s" style:family="table">
      <style:table-properties style:width="6in" table:align="center"/>
    </style:style>
    <style:style style:name="Revisions.A" style:family="table-column">
      <style:table-column-properties style:column-width="2in"/>
    </style:style>
    <style:style style:name="Revisions.A1" style:family="table-cell" style:data-style-name="N8100">
      <style:table-cell-properties fo:background-color="#666666" fo:padding="0in" fo:border-left="none" fo:border-right="0.0139in solid #000000" fo:border-top="none" fo:border-bottom="0.0139in solid #000000">
        <style:background-image/>
      </style:table-cell-properties>
    </style:style>
    <style:style style:name="Revisions.B1" style:family="table-cell" style:data-style-name="N8100">
      <style:table-cell-properties fo:background-color="#cccccc" fo:padding="0in" fo:border-left="none" fo:border-right="none" fo:border-top="none" fo:border-bottom="0.0139in solid #000000">
        <style:background-image/>
      </style:table-cell-properties>
    </style:style>
    <style:style style:name="Revisions.C1" style:family="table-cell" style:data-style-name="N8100">
      <style:table-cell-properties fo:background-color="#808080" fo:padding="0in" fo:border-left="0.0007in solid #000000" fo:border-right="none" fo:border-top="none" fo:border-bottom="0.0139in solid #000000">
        <style:background-image/>
      </style:table-cell-properties>
    </style:style>
    <style:style style:name="Revisions.2" style:family="table-row">
      <style:table-row-properties style:min-row-height="0.8708in"/>
    </style:style>
    <style:style style:name="Revisions.A2" style:family="table-cell" style:data-style-name="N8100">
      <style:table-cell-properties fo:background-color="#666666" fo:padding="0in" fo:border-left="none" fo:border-right="0.0139in solid #000000" fo:border-top="0.0007in solid #000000" fo:border-bottom="0.0139in solid #000000">
        <style:background-image/>
      </style:table-cell-properties>
    </style:style>
    <style:style style:name="Revisions.B2" style:family="table-cell">
      <style:table-cell-properties fo:background-color="#cccccc" fo:padding="0in" fo:border-left="none" fo:border-right="none" fo:border-top="0.0007in solid #000000" fo:border-bottom="0.0139in solid #000000">
        <style:background-image/>
      </style:table-cell-properties>
    </style:style>
    <style:style style:name="Revisions.C2" style:family="table-cell" style:data-style-name="N37">
      <style:table-cell-properties fo:background-color="#808080" fo:padding="0in" fo:border-left="0.0007in solid #000000" fo:border-right="none" fo:border-top="0.0007in solid #000000" fo:border-bottom="0.0139in solid #000000">
        <style:background-image/>
      </style:table-cell-properties>
    </style:style>
    <style:style style:name="Revisions.B3" style:family="table-cell">
      <style:table-cell-properties fo:background-color="#cccccc" fo:padding="0in" fo:border-left="none" fo:border-right="none" fo:border-top="none" fo:border-bottom="0.0139in solid #000000">
        <style:background-image/>
      </style:table-cell-properties>
    </style:style>
    <style:style style:name="Revisions.C3" style:family="table-cell" style:data-style-name="N37">
      <style:table-cell-properties fo:background-color="#808080" fo:padding="0in" fo:border-left="0.0007in solid #000000" fo:border-right="none" fo:border-top="none" fo:border-bottom="0.0139in solid #000000">
        <style:background-image/>
      </style:table-cell-properties>
    </style:style>
    <style:style style:name="Revisions.A4" style:family="table-cell" style:data-style-name="N8100">
      <style:table-cell-properties fo:background-color="#666666" style:border-line-width-bottom="0.0007in 0.0139in 0.0007in" fo:padding="0in" fo:border-left="none" fo:border-right="0.0139in solid #000000" fo:border-top="none" fo:border-bottom="0.0153in double #000000">
        <style:background-image/>
      </style:table-cell-properties>
    </style:style>
    <style:style style:name="Revisions.B4" style:family="table-cell">
      <style:table-cell-properties fo:background-color="#cccccc" style:border-line-width-bottom="0.0007in 0.0139in 0.0007in" fo:padding="0in" fo:border-left="none" fo:border-right="none" fo:border-top="none" fo:border-bottom="0.0153in double #000000">
        <style:background-image/>
      </style:table-cell-properties>
    </style:style>
    <style:style style:name="Revisions.C4" style:family="table-cell" style:data-style-name="N37">
      <style:table-cell-properties fo:background-color="#808080" style:border-line-width-bottom="0.0007in 0.0139in 0.0007in" fo:padding="0in" fo:border-left="0.0007in solid #000000" fo:border-right="none" fo:border-top="none" fo:border-bottom="0.0153in double #000000">
        <style:background-image/>
      </style:table-cell-properties>
    </style:style>
    <style:style style:name="Table1" style:family="table">
      <style:table-properties style:width="6.9271in" fo:margin-left="0in" fo:margin-right="-0.0021in" table:align="margins"/>
    </style:style>
    <style:style style:name="Table1.A" style:family="table-column">
      <style:table-column-properties style:column-width="0.9931in" style:rel-column-width="9394*"/>
    </style:style>
    <style:style style:name="Table1.B" style:family="table-column">
      <style:table-column-properties style:column-width="0.7778in" style:rel-column-width="7358*"/>
    </style:style>
    <style:style style:name="Table1.C" style:family="table-column">
      <style:table-column-properties style:column-width="2.2354in" style:rel-column-width="21148*"/>
    </style:style>
    <style:style style:name="Table1.D" style:family="table-column">
      <style:table-column-properties style:column-width="2.9208in" style:rel-column-width="27635*"/>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f6f8fa">
        <style:background-image/>
      </style:table-row-properties>
    </style:style>
    <style:style style:name="Table2" style:family="table">
      <style:table-properties style:width="6.9271in" fo:margin-left="0in" fo:margin-right="-0.0021in" table:align="margins"/>
    </style:style>
    <style:style style:name="Table2.A" style:family="table-column">
      <style:table-column-properties style:column-width="0.9875in" style:rel-column-width="9342*"/>
    </style:style>
    <style:style style:name="Table2.B" style:family="table-column">
      <style:table-column-properties style:column-width="0.7938in" style:rel-column-width="7509*"/>
    </style:style>
    <style:style style:name="Table2.C" style:family="table-column">
      <style:table-column-properties style:column-width="2.2639in" style:rel-column-width="21417*"/>
    </style:style>
    <style:style style:name="Table2.D" style:family="table-column">
      <style:table-column-properties style:column-width="2.8819in" style:rel-column-width="27267*"/>
    </style:style>
    <style:style style:name="Table2.1" style:family="table-row">
      <style:table-row-properties fo:background-color="#f6f8fa">
        <style:background-image/>
      </style:table-row-properties>
    </style:style>
    <style:style style:name="Table2.A1" style:family="table-cell">
      <style:table-cell-properties style:vertical-align="middle" fo:padding="0.0194in" fo:border="none"/>
    </style:style>
    <style:style style:name="Table2.2" style:family="table-row">
      <style:table-row-properties fo:background-color="#ffffff">
        <style:background-image/>
      </style:table-row-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Heading">
      <style:paragraph-properties fo:text-align="center" style:justify-single-word="false"/>
    </style:style>
    <style:style style:name="P6"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fo:padding-left="0.1354in" fo:padding-right="0.1354in" fo:padding-top="0.0626in" fo:padding-bottom="0.0626in" fo:border="0.0008in solid #dfe2e5"/>
    </style:style>
    <style:style style:name="P10"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Heading_20_1">
      <style:paragraph-properties fo:text-align="center" style:justify-single-word="false"/>
    </style:style>
    <style:style style:name="P13" style:family="paragraph" style:parent-style-name="Heading_20_3">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T1" style:family="text">
      <style:text-properties fo:font-weight="bold" style:font-weight-asian="bold" style:font-weight-complex="bold"/>
    </style:style>
    <number:date-style style:name="N37" number:automatic-order="true">
      <number:month number:style="long"/>
      <number:text>/</number:text>
      <number:day number:style="long"/>
      <number:text>/</number:text>
      <number:year/>
    </number:date-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HD2 Dithering for SharpCap</text:h>
      <text:p text:style-name="P1"/>
      <text:p text:style-name="P5">This software is copyright 2018</text:p>
      <text:p text:style-name="P1">Bill Cunning / CSoft Software</text:p>
      <text:p text:style-name="P1"/>
      <text:p text:style-name="P5">This software is licensed under the Creative Commons License</text:p>
      <text:p text:style-name="P1"><text:a xlink:type="simple" xlink:href="http://creativecommons.org/licenses/by-nc-sa/4.0/" text:style-name="Internet_20_link" text:visited-style-name="Visited_20_Internet_20_Link">Creative Commons License</text:a></text:p>
      <text:p text:style-name="P1"/>
      <text:p text:style-name="P1"/>
      <table:table table:name="Revisions" table:style-name="Revisions">
        <table:table-column table:style-name="Revisions.A" table:number-columns-repeated="3"/>
        <table:table-header-rows>
          <table:table-row>
            <table:table-cell table:style-name="Revisions.A1">
              <text:p text:style-name="P10"/>
            </table:table-cell>
            <table:table-cell table:style-name="Revisions.B1">
              <text:p text:style-name="P11"/>
            </table:table-cell>
            <table:table-cell table:style-name="Revisions.C1">
              <text:p text:style-name="P10"/>
            </table:table-cell>
          </table:table-row>
        </table:table-header-rows>
        <table:table-row table:style-name="Revisions.2">
          <table:table-cell table:style-name="Revisions.A2" office:value-type="float" office:value="0">
            <text:p text:style-name="P6">V 1.0</text:p>
          </table:table-cell>
          <table:table-cell table:style-name="Revisions.B2" office:value-type="string">
            <text:p text:style-name="P8">Initial working version for both </text:p>
            <text:p text:style-name="P8">Capture Sequence and Live Stack</text:p>
          </table:table-cell>
          <table:table-cell table:style-name="Revisions.C2" office:value-type="date" office:date-value="2018-05-23">
            <text:p text:style-name="P7">05/23/18</text:p>
          </table:table-cell>
        </table:table-row>
        <table:table-row table:style-name="Revisions.2">
          <table:table-cell table:style-name="Revisions.A1">
            <text:p text:style-name="P6"/>
          </table:table-cell>
          <table:table-cell table:style-name="Revisions.B3" office:value-type="string">
            <text:p text:style-name="P8"/>
          </table:table-cell>
          <table:table-cell table:style-name="Revisions.C3">
            <text:p text:style-name="P7"/>
          </table:table-cell>
        </table:table-row>
        <table:table-row table:style-name="Revisions.2">
          <table:table-cell table:style-name="Revisions.A4">
            <text:p text:style-name="P6"/>
          </table:table-cell>
          <table:table-cell table:style-name="Revisions.B4" office:value-type="string">
            <text:p text:style-name="P8"/>
          </table:table-cell>
          <table:table-cell table:style-name="Revisions.C4">
            <text:p text:style-name="P7"/>
          </table:table-cell>
        </table:table-row>
      </table:table>
      <text:p text:style-name="P2"/>
      <text:p text:style-name="P2"/>
      <text:p text:style-name="P2"/>
      <text:p text:style-name="P1"/>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1"><text:tab/>Dither.py</text:span> is a multi threaded python script that enables dithering from within the SharpCap application and communicates directly with PHD2. There is no UI other than the start and stop buttons that are placed on the SharpCap tool bar when the script is loaded. Configuration is set up by modifying a few values in a small, simple configuration file (config.txt) </text:p>
      <text:p text:style-name="P2"/>
      <text:p text:style-name="P4">PHD MUST be up and running with server active BEFORE loading script. It does not need to be </text:p>
      <text:p text:style-name="P4">guiding or anything but the server must be listening. </text:p>
      <text:p text:style-name="P2"/>
      <text:p text:style-name="P3">The Configuration file: </text:p>
      <text:p text:style-name="P3"/>
      <text:p text:style-name="P2">FC: number of frames to capture</text:p>
      <text:p text:style-name="P2">DE: Dither every x frames</text:p>
      <text:p text:style-name="P2">GS: If guiding stops stop the capture sequence</text:p>
      <text:p text:style-name="P2">DD: Level of dithering .. </text:p>
      <text:p text:style-name="P2"><text:tab/>from the phd2 socketserverinterface document:</text:p>
      <text:p text:style-name="P2"><text:tab/></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MSG_MOVE1</text:p>
          </table:table-cell>
          <table:table-cell table:style-name="Table1.A1" office:value-type="string">
            <text:p text:style-name="P9">3</text:p>
          </table:table-cell>
          <table:table-cell table:style-name="Table1.A1" office:value-type="string">
            <text:p text:style-name="P9">Dither a random amount, up to +/- 0.5 x dither_scale</text:p>
          </table:table-cell>
          <table:table-cell table:style-name="Table1.A1" office:value-type="string">
            <text:p text:style-name="P9">Camera exposure time in seconds, but not less than 1</text:p>
          </table:table-cell>
        </table:table-row>
        <table:table-row table:style-name="Table1.2">
          <table:table-cell table:style-name="Table1.A1" office:value-type="string">
            <text:p text:style-name="P9">MSG_MOVE2</text:p>
          </table:table-cell>
          <table:table-cell table:style-name="Table1.A1" office:value-type="string">
            <text:p text:style-name="P9">4</text:p>
          </table:table-cell>
          <table:table-cell table:style-name="Table1.A1" office:value-type="string">
            <text:p text:style-name="P9">Dither a random amount, up to +/- 1.0 x dither_scale</text:p>
          </table:table-cell>
          <table:table-cell table:style-name="Table1.A1" office:value-type="string">
            <text:p text:style-name="P9">Camera exposure time in seconds, but not less than 1</text:p>
          </table:table-cell>
        </table:table-row>
        <table:table-row table:style-name="Table1.1">
          <table:table-cell table:style-name="Table1.A1" office:value-type="string">
            <text:p text:style-name="P9">MSG_MOVE3</text:p>
          </table:table-cell>
          <table:table-cell table:style-name="Table1.A1" office:value-type="string">
            <text:p text:style-name="P9">5</text:p>
          </table:table-cell>
          <table:table-cell table:style-name="Table1.A1" office:value-type="string">
            <text:p text:style-name="P9">Dither a random amount, up to +/- 2.0 x dither_scale</text:p>
          </table:table-cell>
          <table:table-cell table:style-name="Table1.A1" office:value-type="string">
            <text:p text:style-name="P9">Camera exposure time in seconds, but not less than 1</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MSG_MOVE4</text:p>
          </table:table-cell>
          <table:table-cell table:style-name="Table2.A1" office:value-type="string">
            <text:p text:style-name="P9">12</text:p>
          </table:table-cell>
          <table:table-cell table:style-name="Table2.A1" office:value-type="string">
            <text:p text:style-name="P9">Dither a random amount, up to +/- 3.0 x dither_scale</text:p>
          </table:table-cell>
          <table:table-cell table:style-name="Table2.A1" office:value-type="string">
            <text:p text:style-name="P9">Camera exposure time in seconds, but not less than 1</text:p>
          </table:table-cell>
        </table:table-row>
        <table:table-row table:style-name="Table2.2">
          <table:table-cell table:style-name="Table2.A1" office:value-type="string">
            <text:p text:style-name="P9">MSG_MOVE5</text:p>
          </table:table-cell>
          <table:table-cell table:style-name="Table2.A1" office:value-type="string">
            <text:p text:style-name="P9">13</text:p>
          </table:table-cell>
          <table:table-cell table:style-name="Table2.A1" office:value-type="string">
            <text:p text:style-name="P9">Dither a random amount, up to +/- 5.0 x dither_scale</text:p>
          </table:table-cell>
          <table:table-cell table:style-name="Table2.A1" office:value-type="string">
            <text:p text:style-name="P9">Camera exposure time in seconds, but not less than 1</text:p>
          </table:table-cell>
        </table:table-row>
      </table:table>
      <text:p text:style-name="P2"/>
      <text:p text:style-name="P2">DD values from 1 to 5 correspond to the above 5 messages. The “scale” value is set in phd2 using the brain button in the camera settings section. </text:p>
      <text:p text:style-name="P2"/>
      <text:p text:style-name="P2">LS: Live stacking (0 = no, 1 = yes)</text:p>
      <text:p text:style-name="P2">SD: in LiveStacking you can wait one frame after settledone is received from PHD or not with this setting (1 = wait one frame, 0 = resume stacking as soon as settledone is received)</text:p>
      <text:p text:style-name="P2"><text:soft-page-break/></text:p>
      <text:h text:style-name="P13" text:outline-level="3">Capture Still Sequence Mode</text:h>
      <text:p text:style-name="P1"/>
      <text:p text:style-name="P2">This is the mode to use when you are capturing a sequence of stills. The script will take care of the number of frames you want to capture so do NOT try and use the capture sequence dialog in sharp cap. Set the number of frames you want with the FC: flag in the configuration file. </text:p>
      <text:p text:style-name="P2"/>
      <text:p text:style-name="P2">Set up sharp cap as you normally would to do a capture sequence – exposure / gain etc . </text:p>
      <text:p text:style-name="P2">The following configuration values apply to this mode :</text:p>
      <text:p text:style-name="P2"/>
      <text:p text:style-name="P2">FC: <text:s/>set the total number of frames you want to capture (for technical reasons while running SharpCap will show 2 more than this number as the target) </text:p>
      <text:p text:style-name="P2">DE: <text:s/>This is the number of frames to capture between each dither . So if it was set to 5 the script would pause the capture and send a dither command to PHD2 after every 5 captured frames</text:p>
      <text:p text:style-name="P2">GS: Set this to 1 .. will stop the capture sequence if guiding stops . Currently can cause some weird behaviour if set to 0</text:p>
      <text:p text:style-name="P2">DD: set to a value of 1 to 5 .. see above table</text:p>
      <text:p text:style-name="P2">LS: <text:s/>set to 0</text:p>
      <text:p text:style-name="P2">SD: set to 0</text:p>
      <text:p text:style-name="P2"/>
      <text:p text:style-name="P2">When you are ready to start your sequence do NOT use the SharpCap capture dialog . Instead click the start button that the script placed on the SharpCap tool bar. The script will run until the requested number of frames have been captured.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13" text:outline-level="3">Live Stacking Mode</text:h>
      <text:p text:style-name="P1"/>
      <text:p text:style-name="P2">This functionality was “bolted on “ at the request of some people, as such it still has a bit of weird behavior and caveats, but if used as described here will give good results. </text:p>
      <text:p text:style-name="P2">A rework is planned for next release to allow things like being aware if we are actually livestacking or just previewing. </text:p>
      <text:p text:style-name="P2">When in LiveStacking mode, when you press start the script is running, regardless if you are just previewing or actually stacking, which means you will get dithers even while previewing when the script is running. </text:p>
      <text:p text:style-name="P2"/>
      <text:p text:style-name="P2">Configuration setting </text:p>
      <text:p text:style-name="P2"/>
      <text:p text:style-name="P2">FC: <text:s/>Set to some non zero number .. has no effect . </text:p>
      <text:p text:style-name="P2">DE: <text:s/>This is the number of frames to capture between each dither . So if it was set to 5 the script would pause the capture and send a dither command to PHD2 after every 5 captured frames</text:p>
      <text:p text:style-name="P2">GS: Set this to 1 .. will stop the capture sequence if guiding stops . Currently can cause some weird behaviour if set to 0</text:p>
      <text:p text:style-name="P2">DD: set to a value of 1 to 5 .. see above table</text:p>
      <text:p text:style-name="P2">LS: <text:s/>set to 1</text:p>
      <text:p text:style-name="P2">SD: set to 0 If you do not want to wait one frame after dithering, Set to 1 if you do. </text:p>
      <text:p text:style-name="P2"/>
      <text:p text:style-name="P2">Normal operation. </text:p>
      <text:p text:style-name="P2"/>
      <text:p text:style-name="P2">Start live stacking</text:p>
      <text:p text:style-name="P2">start the script with the start button </text:p>
      <text:p text:style-name="P2">..run till you are done..</text:p>
      <text:p text:style-name="P2">stop the script with the stop button </text:p>
      <text:p text:style-name="P2">stop live stacking. </text:p>
      <text:p text:style-name="P2"/>
      <text:p text:style-name="P2"/>
      <text:p text:style-name="P2"/>
      <text:p text:style-name="P2"/>
      <text:p text:style-name="P2"/>
      <text:p text:style-name="P2"/>
      <text:p text:style-name="P2"><text:soft-page-break/></text:p>
      <text:p text:style-name="Text_20_body">Notes:</text:p>
      <text:p text:style-name="Text_20_body">the configuration entry format is XX: value <text:s text:c="2"/>the colon is required with a space between the colon and the value</text:p>
      <text:p text:style-name="Text_20_body"/>
      <text:p text:style-name="Text_20_body">Start and stop buttons are added to the toolbar to the right of the last “sharpcap buttons” . Start will start the script running and stop, will naturally stop it. If start button seems to not be working, try clicking stop a few times . If still no luck you can load another instance of the script or shut down and restart sharpcap and load the script again. </text:p>
      <text:p text:style-name="Text_20_body"/>
      <text:p text:style-name="Text_20_body"/>
      <text:p text:style-name="Text_20_body">The projects github page can be found here: </text:p>
      <text:p text:style-name="Text_20_body"><text:a xlink:type="simple" xlink:href="https://github.com/Bill-C2018/DitherScriptForSharpCap" text:style-name="Internet_20_link" text:visited-style-name="Visited_20_Internet_20_Link">https://github.com/Bill-C2018/DitherScriptForSharpCap</text:a></text:p>
      <text:p text:style-name="Text_20_body"/>
      <text:p text:style-name="Text_20_body"/>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ll </meta:initial-creator>
    <meta:creation-date>2018-05-23T19:45:15.22</meta:creation-date>
    <dc:date>2018-05-25T13:40:09.06</dc:date>
    <dc:creator>bill </dc:creator>
    <meta:editing-duration>PT4H37M35S</meta:editing-duration>
    <meta:editing-cycles>14</meta:editing-cycles>
    <meta:generator>OpenOffice/4.1.2$Win32 OpenOffice.org_project/412m3$Build-9782</meta:generator>
    <meta:document-statistic meta:table-count="3" meta:image-count="0" meta:object-count="0" meta:page-count="5" meta:paragraph-count="75" meta:word-count="914" meta:character-count="4912"/>
  </office:meta>
</office:document-meta>
</file>